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language="en" fo:country="US" fo:font-weight="normal" style:font-weight-asian="normal" style:font-weight-complex="normal"/>
    </style:style>
    <style:style style:name="P3" style:family="paragraph" style:parent-style-name="Standard">
      <style:text-properties fo:language="en" fo:country="US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bg" fo:country="BG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Do not include property in DB (e.g. Business logic properties)</text:p>
      <text:p text:style-name="Standard"><text:tab/>Entity&lt;Department&gt;().Ignore(d =&gt; d.Budget); //Ignore in Fluent API == [NotMapped]</text:p>
      <text:p text:style-name="Standard"/>
      <text:p text:style-name="Standard">Disabling cascade delete</text:p>
      <text:p text:style-name="Standard"><text:tab/>If a FK property is non-nullable, cascade delete is on by default</text:p>
      <text:p text:style-name="Standard"><text:tab/>modelBuilder.Entity&lt;Course&gt;()</text:p>
      <text:p text:style-name="Standard"><text:tab/>.HasRequired(t =&gt; t.Department)</text:p>
      <text:p text:style-name="Standard"><text:tab/>.WithMany(t =&gt; t.Courses)</text:p>
      <text:p text:style-name="Standard"><text:tab/>.HasForeignKey(d =&gt; d.DepartmentID)</text:p>
      <text:p text:style-name="Standard"><text:tab/>.OnDelete(DeleteBehavior.Restrict); //DeleteBehavior.SetNull/Cascade</text:p>
      <text:p text:style-name="Standard"/>
      <text:p text:style-name="Standard">Specialized Configuration Classes</text:p>
      <text:p text:style-name="Standard"><text:tab/>We create folder Configuration in Data folder/Project</text:p>
      <text:p text:style-name="Standard"><text:tab/>Mappings can be placed in entity-specific classes</text:p>
      <text:p text:style-name="Standard"><text:tab/>public class StudentConfiguration</text:p>
      <text:p text:style-name="Standard"><text:tab/>: IEntityTypeConfiguration&lt;Student&gt;</text:p>
      <text:p text:style-name="Standard"><text:tab/>{</text:p>
      <text:p text:style-name="Standard"><text:tab/><text:tab/>public void Configure(EntityTypeBuilder&lt;Student&gt; builder)</text:p>
      <text:p text:style-name="Standard"><text:tab/><text:tab/>{</text:p>
      <text:p text:style-name="Standard"><text:tab/><text:tab/><text:tab/>builder.HasKey(c =&gt; c.StudentKey);</text:p>
      <text:p text:style-name="Standard"><text:tab/><text:tab/>}</text:p>
      <text:p text:style-name="Standard"><text:tab/>}</text:p>
      <text:p text:style-name="Standard"/>
      <text:p text:style-name="Standard"><text:tab/>Include in OnModelCreating:</text:p>
      <text:p text:style-name="Standard"><text:tab/>builder.ApplyConfiguration(new StudentConfiguration());</text:p>
      <text:p text:style-name="Standard"/>
      <text:p text:style-name="P1">Shadow Properties</text:p>
      <text:p text:style-name="P2"><text:tab/> shadow properties are not defined in your .NET entity class</text:p>
      <text:p text:style-name="P2"><text:tab/>they are useful when there is data in the database that should not be exposed on the mapped entity types</text:p>
      <text:p text:style-name="P2"/>
      <text:p text:style-name="P2">Configure shadow property:</text:p>
      <text:p text:style-name="P2"><text:tab/>builder.Entity&lt;Project&gt;() </text:p>
      <text:p text:style-name="P2"><text:tab/>.Property&lt;DateTime&gt;(“LastUpdated”);</text:p>
      <text:p text:style-name="P2"/>
      <text:p text:style-name="P2">Change value of shadow property:</text:p>
      <text:p text:style-name="P2"><text:tab/>context.Entry(project).Proprty(“LastUpdated”)</text:p>
      <text:p text:style-name="P2"><text:tab/>.CurrentValue=DateTime.Now;</text:p>
      <text:p text:style-name="P2"/>
      <text:p text:style-name="P2">Accessing shadow property</text:p>
      <text:p text:style-name="P2"/>
      <text:p text:style-name="P2">var homework = context.Homeworks</text:p>
      <text:p text:style-name="P2"><text:tab/>.Where(h =&gt; EF.Property&lt;DateTime&gt;(h, “Created”) &gt; DateTime.Now.AddHours(-1))</text:p>
      <text:p text:style-name="P2"><text:tab/>.Select(h =&gt; new {</text:p>
      <text:p text:style-name="P2"><text:tab/><text:tab/>Content = h.Content,</text:p>
      <text:p text:style-name="P2"><text:tab/><text:tab/>Created = EF.Property&lt;DateTime&gt;(h, “Created”)</text:p>
      <text:p text:style-name="P2"><text:tab/>})</text:p>
      <text:p text:style-name="P2"><text:tab/>.FirstOrDefault();</text:p>
      <text:p text:style-name="P2"/>
      <text:p text:style-name="P3"/>
      <text:p text:style-name="P3"/>
      <text:p text:style-name="P3"><text:soft-page-break/></text:p>
      <text:p text:style-name="P3">Filtering and Aggregating tables</text:p>
      <text:p text:style-name="P2"><text:s/>var employeesWithTown = context.Employees.Select( employee =&gt; new</text:p>
      <text:p text:style-name="P2"><text:tab/>{</text:p>
      <text:p text:style-name="P2"><text:tab/><text:tab/>EmployeeName = employee.FirstName,</text:p>
      <text:p text:style-name="P2"><text:tab/><text:tab/>TownName = employee.Address.Town.Name</text:p>
      <text:p text:style-name="P2"><text:tab/>});</text:p>
      <text:p text:style-name="P2"/>
      <text:p text:style-name="P2"/>
      <text:p text:style-name="P3">Joining Tables in EF: Using Join()</text:p>
      <text:p text:style-name="P2">Join tables in EF with LINQ / extension methods on <text:span text:style-name="T2">IЕnumerable</text:span>&lt;T&gt; (like when joining collections)</text:p>
      <text:p text:style-name="P2"/>
      <text:p text:style-name="P2">var employees =</text:p>
      <text:p text:style-name="P2"><text:tab/>softUniEntities.Employees.Join(</text:p>
      <text:p text:style-name="P2"><text:tab/><text:tab/>softUniEntities.Departments,</text:p>
      <text:p text:style-name="P2"><text:tab/><text:tab/>(e =&gt; e.DepartmentID),</text:p>
      <text:p text:style-name="P2"><text:tab/><text:tab/>(d =&gt; d.DepartmentID),</text:p>
      <text:p text:style-name="P2"><text:tab/><text:tab/>(e, d) =&gt; new {</text:p>
      <text:p text:style-name="P2"><text:tab/><text:tab/>Employee = e.FirstName,</text:p>
      <text:p text:style-name="P2"><text:tab/><text:tab/>JobTitle = e.JobTitle,</text:p>
      <text:p text:style-name="P2"><text:tab/><text:tab/>Department = d.Name</text:p>
      <text:p text:style-name="P2"><text:tab/><text:tab/>}</text:p>
      <text:p text:style-name="P2">);</text:p>
      <text:p text:style-name="P2"/>
      <text:p text:style-name="P3">Grouping Tables in EF</text:p>
      <text:p text:style-name="P3"><text:tab/><text:span text:style-name="T1">var groupedCustomers = softUniEntities.Employees</text:span></text:p>
      <text:p text:style-name="P2"><text:tab/>.GroupBy(employee =&gt; emplyee.JobTitle);</text:p>
      <text:p text:style-name="P2"/>
      <text:p text:style-name="P2"/>
      <text:p text:style-name="P3">View Models</text:p>
      <text:p text:style-name="P2"><text:tab/></text:p>
      <text:p text:style-name="P3">Validation Metho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DT4H16M39S</meta:editing-duration>
    <meta:editing-cycles>24</meta:editing-cycles>
    <meta:generator>OpenOffice/4.1.6$Win32 OpenOffice.org_project/416m1$Build-9790</meta:generator>
    <dc:date>2019-03-24T10:11:51.15</dc:date>
    <meta:document-statistic meta:table-count="0" meta:image-count="0" meta:object-count="0" meta:page-count="2" meta:paragraph-count="64" meta:word-count="236" meta:character-count="2112"/>
    <meta:user-defined meta:name="Info 1"/>
    <meta:user-defined meta:name="Info 2"/>
    <meta:user-defined meta:name="Info 3"/>
    <meta:user-defined meta:name="Info 4"/>
  </office:meta>
</office:document-meta>
</file>